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5.547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5.027cm"/>
    </style:style>
    <style:style style:name="co23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ro5" style:family="table-row">
      <style:table-row-properties style:row-height="0.494cm" fo:break-before="auto" style:use-optimal-row-height="false"/>
    </style:style>
    <style:style style:name="ro6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169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="0.99pt solid #000000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80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0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maths">
      <style:table-cell-properties fo:background-color="#ffffff" fo:border="none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9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ackground-color="transparent" fo:border="0.06pt solid #000000"/>
    </style:style>
    <style:style style:name="ce31" style:family="table-cell" style:parent-style-name="Default" style:data-style-name="N0">
      <style:table-cell-properties style:vertical-align="middle"/>
    </style:style>
    <style:style style:name="ce19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202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05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08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2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3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4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5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ackground-color="#ffffff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18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9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5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2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31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7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98" style:family="table-cell" style:parent-style-name="Default" style:data-style-name="N0">
      <style:table-cell-properties style:vertical-align="middle"/>
    </style:style>
    <style:style style:name="ce2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9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43" style:family="table-cell" style:parent-style-name="Default" style:data-style-name="N0">
      <style:table-cell-properties fo:background-color="transparent" fo:border="0.06pt solid #000000" style:vertical-align="middle"/>
    </style:style>
    <style:style style:name="ce24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229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2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ce225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1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70"/>
          <table:table-cell table:style-name="ce174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 table:number-columns-repeated="2"/>
          <table:table-cell table:style-name="ce171" office:value-type="string" calcext:value-type="string" table:number-columns-spanned="2" table:number-rows-spanned="1">
            <text:p>Veille 1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2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3</text:p>
          </table:table-cell>
          <table:covered-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hmad</text:p>
          </table:table-cell>
          <table:table-cell table:style-name="ce5" table:number-columns-repeated="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mirouche</text:p>
          </table:table-cell>
          <table:table-cell table:style-name="ce173" office:value-type="string" calcext:value-type="string">
            <text:p>Descente de gradient</text:p>
          </table:table-cell>
          <table:table-cell table:style-name="ce176" office:value-type="date" office:date-value="2021-11-09" calcext:value-type="date">
            <text:p>09/11/21</text:p>
          </table:table-cell>
          <table:table-cell table:style-name="ce173" office:value-type="string" calcext:value-type="string">
            <text:p>ACP</text:p>
          </table:table-cell>
          <table:table-cell table:style-name="ce176" office:value-type="date" office:date-value="2022-01-06" calcext:value-type="date">
            <text:p>06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lexandre</text:p>
          </table:table-cell>
          <table:table-cell table:style-name="ce173" office:value-type="string" calcext:value-type="string">
            <text:p>Types de variables</text:p>
          </table:table-cell>
          <table:table-cell table:style-name="ce176" office:value-type="date" office:date-value="2021-10-07" calcext:value-type="date">
            <text:p>07/10/21</text:p>
          </table:table-cell>
          <table:table-cell table:style-name="ce173" office:value-type="string" calcext:value-type="string">
            <text:p>Arbres</text:p>
          </table:table-cell>
          <table:table-cell table:style-name="ce176" office:value-type="date" office:date-value="2021-12-15" calcext:value-type="date">
            <text:p>15/12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atrin</text:p>
          </table:table-cell>
          <table:table-cell table:style-name="ce173" office:value-type="string" calcext:value-type="string">
            <text:p>kNN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hristian</text:p>
          </table:table-cell>
          <table:table-cell table:style-name="ce173" office:value-type="string" calcext:value-type="string">
            <text:p>Shell</text:p>
          </table:table-cell>
          <table:table-cell table:style-name="ce176" office:value-type="date" office:date-value="2021-10-05" calcext:value-type="date">
            <text:p>05/10/21</text:p>
          </table:table-cell>
          <table:table-cell table:style-name="ce173" office:value-type="string" calcext:value-type="string">
            <text:p>POO</text:p>
          </table:table-cell>
          <table:table-cell table:style-name="ce176" office:value-type="date" office:date-value="2022-01-04" calcext:value-type="date">
            <text:p>04/01/22</text:p>
          </table:table-cell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Enyon</text:p>
          </table:table-cell>
          <table:table-cell table:style-name="ce173" office:value-type="string" calcext:value-type="string">
            <text:p>r2 ajusté et p-valu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ethi</text:p>
          </table:table-cell>
          <table:table-cell table:style-name="ce173" office:value-type="string" calcext:value-type="string">
            <text:p>Git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 office:value-type="string" calcext:value-type="string">
            <text:p>Forêts aléatoires</text:p>
          </table:table-cell>
          <table:table-cell table:style-name="ce176" office:value-type="date" office:date-value="2021-12-15" calcext:value-type="date">
            <text:p>15/12/21</text:p>
          </table:table-cell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lorent</text:p>
          </table:table-cell>
          <table:table-cell table:style-name="ce173" office:value-type="string" calcext:value-type="string">
            <text:p>ML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Guido</text:p>
          </table:table-cell>
          <table:table-cell table:style-name="ce173" office:value-type="string" calcext:value-type="string">
            <text:p>Régression linéaire</text:p>
          </table:table-cell>
          <table:table-cell table:style-name="ce176" office:value-type="date" office:date-value="2021-11-16" calcext:value-type="date">
            <text:p>16/11/21</text:p>
          </table:table-cell>
          <table:table-cell table:style-name="ce173" office:value-type="string" calcext:value-type="string">
            <text:p>NLP</text:p>
          </table:table-cell>
          <table:table-cell table:style-name="ce176" office:value-type="date" office:date-value="2022-01-17" calcext:value-type="date">
            <text:p>17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Loic</text:p>
          </table:table-cell>
          <table:table-cell table:style-name="ce173" office:value-type="string" calcext:value-type="string">
            <text:p>Régression linéaire multipl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Matthew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 office:value-type="string" calcext:value-type="string">
            <text:p>CAH</text:p>
          </table:table-cell>
          <table:table-cell table:style-name="ce176" office:value-type="date" office:date-value="2022-01-06" calcext:value-type="date">
            <text:p>06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Ophélie</text:p>
          </table:table-cell>
          <table:table-cell table:style-name="ce173" office:value-type="string" calcext:value-type="string">
            <text:p>Python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 office:value-type="string" calcext:value-type="string">
            <text:p>Kmeans</text:p>
          </table:table-cell>
          <table:table-cell table:style-name="ce176" office:value-type="date" office:date-value="2022-01-05" calcext:value-type="date">
            <text:p>05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Paul</text:p>
          </table:table-cell>
          <table:table-cell table:style-name="ce173" office:value-type="string" calcext:value-type="string">
            <text:p>Fonctions et dérivé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Safaa</text:p>
          </table:table-cell>
          <table:table-cell table:style-name="ce173" office:value-type="string" calcext:value-type="string">
            <text:p>Types d’erreurs</text:p>
          </table:table-cell>
          <table:table-cell table:style-name="ce176" office:value-type="date" office:date-value="2021-10-08" calcext:value-type="date">
            <text:p>08/10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Thomas</text:p>
          </table:table-cell>
          <table:table-cell table:style-name="ce173" office:value-type="string" calcext:value-type="string">
            <text:p>Statistiques descriptive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 office:value-type="string" calcext:value-type="string">
            <text:p>Dbscan</text:p>
          </table:table-cell>
          <table:table-cell table:style-name="ce176" office:value-type="date" office:date-value="2022-01-05" calcext:value-type="date">
            <text:p>05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4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6" table:default-cell-style-name="ce193"/>
        <table:table-column table:style-name="co17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8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20" table:default-cell-style-name="ce193"/>
        <table:table-column table:style-name="co5" table:number-columns-repeated="989" table:default-cell-style-name="ce216"/>
        <table:table-row table:style-name="ro2">
          <table:table-cell/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2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Dev IA – Euskadi – P2 – 2021/2023</text:p>
          </table:table-cell>
          <table:table-cell table:style-name="ce182" table:number-columns-repeated="2"/>
          <table:table-cell table:number-columns-repeated="1020"/>
        </table:table-row>
        <table:table-row table:style-name="ro1">
          <table:table-cell/>
          <table:table-cell table:style-name="ce183" office:value-type="string" calcext:value-type="string">
            <text:p>off</text:p>
          </table:table-cell>
          <table:table-cell table:style-name="ce180" table:number-columns-repeated="2"/>
          <table:table-cell table:style-name="ce178" table:number-columns-repeated="2"/>
          <table:table-cell/>
          <table:table-cell table:style-name="ce178" table:number-columns-repeated="2"/>
          <table:table-cell table:number-columns-repeated="1015"/>
        </table:table-row>
        <table:table-row table:style-name="ro1">
          <table:table-cell/>
          <table:table-cell table:style-name="ce184" office:value-type="string" calcext:value-type="string">
            <text:p>soft skills</text:p>
          </table:table-cell>
          <table:table-cell table:style-name="ce194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5" office:value-type="string" calcext:value-type="string">
            <text:p>code/dev</text:p>
          </table:table-cell>
          <table:table-cell table:style-name="ce194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26" calcext:value-type="float">
            <text:p>26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6" office:value-type="string" calcext:value-type="string">
            <text:p>maths</text:p>
          </table:table-cell>
          <table:table-cell table:style-name="ce194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3"/>
          <table:table-cell table:style-name="ce178" table:number-columns-repeated="3"/>
          <table:table-cell table:number-columns-repeated="10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0" office:value-type="string" calcext:value-type="string">
            <text:p>base de données</text:p>
          </table:table-cell>
          <table:table-cell table:style-name="ce194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11" calcext:value-type="float">
            <text:p>11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1" office:value-type="string" calcext:value-type="string">
            <text:p>modélisation/ML</text:p>
          </table:table-cell>
          <table:table-cell table:style-name="ce194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3" calcext:value-type="float">
            <text:p>33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9" office:value-type="string" calcext:value-type="string">
            <text:p>autre</text:p>
          </table:table-cell>
          <table:table-cell table:style-name="ce194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/>
          <table:table-cell table:style-name="ce178"/>
          <table:table-cell/>
          <table:table-cell table:style-name="ce178" table:number-columns-repeated="2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0"/>
          <table:table-cell table:style-name="ce194" table:formula="of:=SUM([.C4:.C9])" office:value-type="float" office:value="91" calcext:value-type="float">
            <text:p>91</text:p>
          </table:table-cell>
          <table:table-cell table:style-name="ce180"/>
          <table:table-cell table:number-columns-repeated="2"/>
          <table:table-cell table:style-name="ce202"/>
          <table:table-cell table:number-columns-repeated="1017"/>
        </table:table-row>
        <table:table-row table:style-name="ro3">
          <table:table-cell/>
          <table:table-cell table:style-name="ce190" table:number-columns-repeated="3"/>
          <table:table-cell table:style-name="ce195" office:value-type="string" calcext:value-type="string" table:number-columns-spanned="6" table:number-rows-spanned="1">
            <text:p>Octo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Nov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Janvier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Février</text:p>
          </table:table-cell>
          <table:covered-table-cell table:number-columns-repeated="5" table:style-name="ce31"/>
          <table:table-cell table:style-name="ce190"/>
          <table:table-cell table:number-columns-repeated="989"/>
        </table:table-row>
        <table:table-row table:style-name="ro1">
          <table:table-cell table:style-name="ce179"/>
          <table:table-cell table:style-name="ce191" table:number-columns-repeated="3"/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191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30" table:number-columns-spanned="1" table:number-rows-spanned="3"/>
          <table:table-cell table:style-name="ce183" office:value-type="string" calcext:value-type="string">
            <text:p>Ve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3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5</text:p>
          </table:table-cell>
          <table:table-cell table:style-name="ce183" office:value-type="string" calcext:value-type="string">
            <text:p>Lu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1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base" office:value-type="string" calcext:value-type="string">
            <text:p>Conception de BDD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30" table:number-columns-spanned="1" table:number-rows-spanned="2"/>
          <table:table-cell table:style-name="ce183" office:value-type="string" calcext:value-type="string">
            <text:p>Sam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6">
            <text:p>S17</text:p>
          </table:table-cell>
          <table:table-cell table:style-name="Soft" office:value-type="string" calcext:value-type="string">
            <text:p>Mar</text:p>
          </table:table-cell>
          <table:table-cell table:style-name="Soft" office:value-type="float" office:value="1" calcext:value-type="float">
            <text:p>1</text:p>
          </table:table-cell>
          <table:table-cell table:style-name="Soft" office:value-type="string" calcext:value-type="string">
            <text:p>Reverse mentoring</text:p>
          </table:table-cell>
          <table:table-cell table:style-name="Soft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" calcext:value-type="float">
            <text:p>2</text:p>
          </table:table-cell>
          <table:table-cell table:style-name="ce185" office:value-type="string" calcext:value-type="string" table:number-columns-spanned="1" table:number-rows-spanned="2">
            <text:p>Du rab sur manipulation, analyse et visualisation de données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table-cell table:style-name="base" office:value-type="string" calcext:value-type="string">
            <text:p>Conception de BDD + Premiers pas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" calcext:value-type="float">
            <text:p>2</text:p>
          </table:table-cell>
          <table:table-cell table:style-name="ce40" office:value-type="string" calcext:value-type="string" table:number-columns-spanned="1" table:number-rows-spanned="2">
            <text:p>Gestion de projet</text:p>
          </table:table-cell>
          <table:table-cell table:style-name="Soft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" calcext:value-type="float">
            <text:p>3</text:p>
          </table:table-cell>
          <table:covered-table-cell table:number-columns-repeated="4"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3" calcext:value-type="float">
            <text:p>3</text:p>
          </table:table-cell>
          <table:covered-table-cell table:style-name="ce185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table-cell table:style-name="base" office:value-type="string" calcext:value-type="string">
            <text:p>Projet P3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3" calcext:value-type="float">
            <text:p>3</text:p>
          </table:table-cell>
          <table:table-cell table:style-name="code" office:value-type="string" calcext:value-type="string">
            <text:p>Retours sur P4/P5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43"/>
          <table:table-cell table:style-name="Soft" office:value-type="string" calcext:value-type="string">
            <text:p>Jeu</text:p>
          </table:table-cell>
          <table:table-cell table:style-name="Soft" office:value-type="float" office:value="3" calcext:value-type="float">
            <text:p>3</text:p>
          </table:table-cell>
          <table:covered-table-cell table:style-name="Soft"/>
          <table:table-cell table:style-name="Soft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1</text:p>
          </table:table-cell>
          <table:table-cell table:style-name="ce189" office:value-type="string" calcext:value-type="string">
            <text:p>Lun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string" calcext:value-type="string">
            <text:p>Rentrée : présentation + admin + ordi</text:p>
          </table:table-cell>
          <table:table-cell table:style-name="ce189" office:value-type="string" calcext:value-type="string">
            <text:p>éthique IA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ode" office:value-type="string" calcext:value-type="string">
            <text:p>Mini Proj NBA + Projet P2 : choix dataset, preprocess, ADD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4" calcext:value-type="float">
            <text:p>4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4" calcext:value-type="float">
            <text:p>4</text:p>
          </table:table-cell>
          <table:table-cell table:style-name="code" office:value-type="string" calcext:value-type="string">
            <text:p>Révision Git + intro POO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4" calcext:value-type="float">
            <text:p>4</text:p>
          </table:table-cell>
          <table:table-cell table:style-name="Soft" office:value-type="string" calcext:value-type="string">
            <text:p>Journée Surfrider</text:p>
          </table:table-cell>
          <table:table-cell table:style-name="Soft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9" office:value-type="string" calcext:value-type="string">
            <text:p>Mar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Intro à la ligne de commande + git</text:p>
          </table:table-cell>
          <table:table-cell table:style-name="ce189" office:value-type="string" calcext:value-type="string">
            <text:p>shell et versioning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185" office:value-type="string" calcext:value-type="string">
            <text:p>Projet P2 : ADD + dataviz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5" calcext:value-type="float">
            <text:p>5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5" calcext:value-type="float">
            <text:p>5</text:p>
          </table:table-cell>
          <table:table-cell table:style-name="ce57" office:value-type="string" calcext:value-type="string" table:number-columns-spanned="1" table:number-rows-spanned="3">
            <text:p>Clustering</text:p>
          </table:table-cell>
          <table:table-cell table:style-name="ml" office:value-type="string" calcext:value-type="string">
            <text:p>K-means, Dbsca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5" calcext:value-type="float">
            <text:p>5</text:p>
          </table:table-cell>
          <table:table-cell table:style-name="ce37" table:number-columns-spanned="3" table:number-rows-spanned="2"/>
          <table:covered-table-cell table:style-name="ce31"/>
          <table:covered-table-cell table:style-name="ce230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Mer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string" calcext:value-type="string">
            <text:p>Installation Anaconda (Hello World, notebook, spyder)</text:p>
          </table:table-cell>
          <table:table-cell table:style-name="ce185" office:value-type="string" calcext:value-type="string">
            <text:p>pytho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2" office:value-type="float" office:value="6" calcext:value-type="float">
            <text:p>6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10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6" calcext:value-type="float">
            <text:p>6</text:p>
          </table:table-cell>
          <table:table-cell table:style-name="ce20" office:value-type="string" calcext:value-type="string" table:number-columns-spanned="1" table:number-rows-spanned="4">
            <text:p>Projet P3 : Construction base relationnelle SQL + simulation des données + exos requêtes SQL</text:p>
          </table:table-cell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covered-table-cell table:style-name="ml" office:value-type="string" calcext:value-type="string">
            <text:p>Clustering</text:p>
          </table:covered-table-cell>
          <table:table-cell table:style-name="ml" office:value-type="string" calcext:value-type="string">
            <text:p>ACP, CAH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6" calcext:value-type="float">
            <text:p>6</text:p>
          </table:table-cell>
          <table:covered-table-cell table:number-columns-repeated="3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Jeu</text:p>
          </table:table-cell>
          <table:table-cell table:style-name="ce185" office:value-type="float" office:value="7" calcext:value-type="float">
            <text:p>7</text:p>
          </table:table-cell>
          <table:table-cell table:style-name="ce185" office:value-type="string" calcext:value-type="string">
            <text:p>Bases Python : var + boucles + conditions → exos</text:p>
          </table:table-cell>
          <table:table-cell table:style-name="ce185" office:value-type="string" calcext:value-type="string">
            <text:p>types variabl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7" calcext:value-type="float">
            <text:p>7</text:p>
          </table:table-cell>
          <table:covered-table-cell table:number-columns-repeated="4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7" calcext:value-type="float">
            <text:p>7</text:p>
          </table:table-cell>
          <table:covered-table-cell table:style-name="ce31"/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 office:value-type="string" calcext:value-type="string">
            <text:p>Clustering</text:p>
          </table:covered-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228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Ven</text:p>
          </table:table-cell>
          <table:table-cell table:style-name="ce185" office:value-type="float" office:value="8" calcext:value-type="float">
            <text:p>8</text:p>
          </table:table-cell>
          <table:table-cell table:style-name="ce185" office:value-type="string" calcext:value-type="string">
            <text:p>Bases Python : idem (correction exos) + fonctions</text:p>
          </table:table-cell>
          <table:table-cell table:style-name="ce185" office:value-type="string" calcext:value-type="string">
            <text:p>erreurs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2 : ADD + dataviz + présentati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Mer</text:p>
          </table:table-cell>
          <table:table-cell table:style-name="base" office:value-type="float" office:value="8" calcext:value-type="float">
            <text:p>8</text:p>
          </table:table-cell>
          <table:covered-table-cell table:style-name="base"/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8" calcext:value-type="float">
            <text:p>8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4"/>
          <table:table-cell table:style-name="ce178"/>
          <table:table-cell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9" calcext:value-type="float">
            <text:p>9</text:p>
          </table:table-cell>
          <table:table-cell table:style-name="ce38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9" calcext:value-type="float">
            <text:p>9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186" office:value-type="string" calcext:value-type="string">
            <text:p>Descente de gradient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9" calcext:value-type="float">
            <text:p>9</text:p>
          </table:table-cell>
          <table:covered-table-cell table:style-name="ce21"/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9" calcext:value-type="float">
            <text:p>9</text:p>
          </table:table-cell>
          <table:covered-table-cell table:number-columns-repeated="3" table:style-name="ce31"/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0" calcext:value-type="float">
            <text:p>10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kNN</text:p>
          </table:table-cell>
          <table:table-cell table:style-name="ce21" office:value-type="string" calcext:value-type="string">
            <text:p>ML, kN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SVM</text:p>
          </table:table-cell>
          <table:table-cell table:style-name="ce21" office:value-type="string" calcext:value-type="string">
            <text:p>SVM, kernel trick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ml" office:value-type="string" calcext:value-type="string" table:number-columns-spanned="1" table:number-rows-spanned="5">
            <text:p>Scrapping (?) + Regex + NLP + Chatbot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ce186" office:value-type="string" calcext:value-type="string">
            <text:p>Vecteurs + matrices</text:p>
          </table:table-cell>
          <table:table-cell table:style-name="maths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1" office:value-type="string" calcext:value-type="string">
            <text:p>Jeu</text:p>
          </table:table-cell>
          <table:table-cell table:style-name="ce213" office:value-type="float" office:value="11" calcext:value-type="float">
            <text:p>1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1" calcext:value-type="float">
            <text:p>11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fonctions et stat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ode" office:value-type="string" calcext:value-type="string">
            <text:p>Python Test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2" calcext:value-type="float">
            <text:p>12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1" office:value-type="float" office:value="13" calcext:value-type="float">
            <text:p>13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1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13" calcext:value-type="float">
            <text:p>13</text:p>
          </table:table-cell>
          <table:table-cell table:style-name="Autre" office:value-type="string" calcext:value-type="string">
            <text:p>Azure AZ900</text:p>
          </table:table-cell>
          <table:table-cell table:style-name="Autr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/>
          <table:table-cell table:style-name="ce192"/>
          <table:table-cell table:style-name="ce180" table:number-columns-repeated="2"/>
          <table:covered-table-cell table:style-name="ce31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maths" office:value-type="string" calcext:value-type="string">
            <text:p>Fonctions + dérivées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4" calcext:value-type="float">
            <text:p>14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21" office:value-type="string" calcext:value-type="string">
            <text:p>SVM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4" calcext:value-type="float">
            <text:p>1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7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>
            <text:p>kN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 table:number-columns-spanned="1" table:number-rows-spanned="2">
            <text:p>Les arbres de décisions et forêts aléatoires</text:p>
          </table:table-cell>
          <table:table-cell table:style-name="ce21" office:value-type="string" calcext:value-type="string">
            <text:p>Arb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5" calcext:value-type="float">
            <text:p>15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6" calcext:value-type="float">
            <text:p>16</text:p>
          </table:table-cell>
          <table:table-cell table:style-name="ce205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6" calcext:value-type="float">
            <text:p>16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 office:value-type="string" calcext:value-type="string">
            <text:p>Régression+R2+RMSE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6" calcext:value-type="float">
            <text:p>16</text:p>
          </table:table-cell>
          <table:covered-table-cell table:style-name="ce21" office:value-type="string" calcext:value-type="string">
            <text:p>Les arbres de décisions et forêts aléatoires</text:p>
          </table:covered-table-cell>
          <table:table-cell table:style-name="ce21" office:value-type="string" calcext:value-type="string">
            <text:p>Forêts aléatoi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6" calcext:value-type="float">
            <text:p>16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4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7" calcext:value-type="float">
            <text:p>17</text:p>
          </table:table-cell>
          <table:covered-table-cell table:number-columns-repeated="4" table:style-name="ce31"/>
          <table:table-cell table:style-name="maths" office:value-type="string" calcext:value-type="string">
            <text:p>Mer</text:p>
          </table:table-cell>
          <table:table-cell table:style-name="maths" office:value-type="float" office:value="17" calcext:value-type="float">
            <text:p>17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7" calcext:value-type="float">
            <text:p>17</text:p>
          </table:table-cell>
          <table:table-cell table:style-name="ce21" office:value-type="string" calcext:value-type="string">
            <text:p><text:span text:style-name="T1">Projet P4 : </text:span>Template preprocessing + modelisation + révision ML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5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7" calcext:value-type="float">
            <text:p>17</text:p>
          </table:table-cell>
          <table:table-cell table:style-name="ml" office:value-type="string" calcext:value-type="string" table:number-columns-spanned="1" table:number-rows-spanned="5">
            <text:p>Deep Learning : ANN + computer visio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 table:number-columns-spanned="1" table:number-rows-spanned="2">
            <text:p>Manipulation et analyse de données avec numpy et pandas</text:p>
          </table:table-cell>
          <table:table-cell table:style-name="ce185" office:value-type="string" calcext:value-type="string">
            <text:p>Numpy, Pandas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9">
            <text:p>VACANCES</text:p>
          </table:table-cell>
          <table:table-cell table:style-name="ce183" office:value-type="string" calcext:value-type="string">
            <text:p>Sam</text:p>
          </table:table-cell>
          <table:table-cell table:style-name="ce183" office:value-type="float" office:value="18" calcext:value-type="float">
            <text:p>18</text:p>
          </table:table-cell>
          <table:table-cell table:style-name="ce38" table:number-columns-spanned="3" table:number-rows-spanned="9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8" calcext:value-type="float">
            <text:p>1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19" calcext:value-type="float">
            <text:p>19</text:p>
          </table:table-cell>
          <table:covered-table-cell table:style-name="code"/>
          <table:table-cell table:style-name="ce185" office:value-type="string" calcext:value-type="string">
            <text:p>preprocessing, ADD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21" office:value-type="string" calcext:value-type="string">
            <text:p>régression linéaire multiple</text:p>
          </table:table-cell>
          <table:table-cell table:style-name="ce21" office:value-type="string" calcext:value-type="string">
            <text:p>R² aj+pvalue+dummy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9" calcext:value-type="float">
            <text:p>19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9" calcext:value-type="float">
            <text:p>19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0" calcext:value-type="float">
            <text:p>20</text:p>
          </table:table-cell>
          <table:table-cell table:style-name="ce40" office:value-type="string" calcext:value-type="string" table:number-columns-spanned="2" table:number-rows-spanned="1">
            <text:p>Fresque du numériqu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4" office:value-type="float" office:value="20" calcext:value-type="float">
            <text:p>20</text:p>
          </table:table-cell>
          <table:table-cell table:style-name="ce37" table:number-columns-spanned="3" table:number-rows-spanned="2"/>
          <table:covered-table-cell table:number-columns-repeated="2" table:style-name="ce31"/>
          <table:covered-table-cell table:style-name="ce43"/>
          <table:table-cell table:style-name="ce219" office:value-type="string" calcext:value-type="string">
            <text:p>Lun</text:p>
          </table:table-cell>
          <table:table-cell table:style-name="ce219" office:value-type="float" office:value="20" calcext:value-type="float">
            <text:p>20</text:p>
          </table:table-cell>
          <table:covered-table-cell table:number-columns-repeated="2" table:style-name="ce20"/>
          <table:covered-table-cell table:style-name="ce208"/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21" calcext:value-type="float">
            <text:p>21</text:p>
          </table:table-cell>
          <table:table-cell table:style-name="ce18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85" office:value-type="string" calcext:value-type="string">
            <text:p>Matplotlib, seaborn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1" calcext:value-type="float">
            <text:p>21</text:p>
          </table:table-cell>
          <table:covered-table-cell table:number-columns-repeated="4" table:style-name="ce31"/>
          <table:table-cell table:style-name="ce219" office:value-type="string" calcext:value-type="string">
            <text:p>Mar</text:p>
          </table:table-cell>
          <table:table-cell table:style-name="ce219" office:value-type="float" office:value="21" calcext:value-type="float">
            <text:p>21</text:p>
          </table:table-cell>
          <table:covered-table-cell table:style-name="ce31"/>
          <table:covered-table-cell table:style-name="ce20"/>
          <table:covered-table-cell table:style-name="ce208"/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1" calcext:value-type="float">
            <text:p>2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5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22" calcext:value-type="float">
            <text:p>22</text:p>
          </table:table-cell>
          <table:covered-table-cell table:style-name="ce31"/>
          <table:table-cell table:style-name="ce185" office:value-type="string" calcext:value-type="string">
            <text:p>Dataviz</text:p>
          </table:table-cell>
          <table:table-cell table:style-name="ce208" office:value-type="string" calcext:value-type="string">
            <text:p>Antoine</text:p>
          </table:table-cell>
          <table:table-cell table:style-name="ce43" office:value-type="string" calcext:value-type="string" table:number-columns-spanned="1" table:number-rows-spanned="7">
            <text:p>S8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2" calcext:value-type="float">
            <text:p>22</text:p>
          </table:table-cell>
          <table:table-cell table:style-name="ml" office:value-type="string" calcext:value-type="string">
            <text:p>Application régression linéaire multiple au projet P2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Mer</text:p>
          </table:table-cell>
          <table:table-cell table:style-name="ce212" office:value-type="float" office:value="22" calcext:value-type="float">
            <text:p>22</text:p>
          </table:table-cell>
          <table:covered-table-cell table:number-columns-repeated="2" table:style-name="ce54"/>
          <table:covered-table-cell table:style-name="ce55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2" calcext:value-type="float">
            <text:p>22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3" calcext:value-type="float">
            <text:p>23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21" office:value-type="string" calcext:value-type="string" table:number-columns-spanned="1" table:number-rows-spanned="3">
            <text:p>La régression logistique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Jeu</text:p>
          </table:table-cell>
          <table:table-cell table:style-name="ce212" office:value-type="float" office:value="23" calcext:value-type="float">
            <text:p>23</text:p>
          </table:table-cell>
          <table:covered-table-cell table:number-columns-repeated="2" table:style-name="ce31"/>
          <table:covered-table-cell table:style-name="ce55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3" calcext:value-type="float">
            <text:p>23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4" calcext:value-type="float">
            <text:p>24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3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Ven</text:p>
          </table:table-cell>
          <table:table-cell table:style-name="ce212" office:value-type="float" office:value="24" calcext:value-type="float">
            <text:p>24</text:p>
          </table:table-cell>
          <table:covered-table-cell table:number-columns-repeated="2" table:style-name="ce31"/>
          <table:covered-table-cell table:style-name="ce55"/>
          <table:table-cell table:style-name="ce43" office:value-type="string" calcext:value-type="string" table:number-columns-spanned="1" table:number-rows-spanned="7">
            <text:p>S16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4" calcext:value-type="float">
            <text:p>24</text:p>
          </table:table-cell>
          <table:table-cell table:style-name="ml" office:value-type="string" calcext:value-type="string" table:number-columns-spanned="1" table:number-rows-spanned="5">
            <text:p>Deep Learning : computer vision + RN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200" office:value-type="string" calcext:value-type="string" table:number-columns-spanned="1" table:number-rows-spanned="7">
            <text:p>S4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5" calcext:value-type="float">
            <text:p>25</text:p>
          </table:table-cell>
          <table:table-cell table:style-name="Autre" office:value-type="string" calcext:value-type="string" table:number-columns-spanned="2" table:number-rows-spanned="4">
            <text:p>Semaine de formation AGILE</text:p>
          </table:table-cell>
          <table:covered-table-cell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covered-table-cell table:style-name="ce2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5" calcext:value-type="float">
            <text:p>25</text:p>
          </table:table-cell>
          <table:covered-table-cell table:style-name="ce37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5" calcext:value-type="float">
            <text:p>25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ar</text:p>
          </table:table-cell>
          <table:table-cell table:style-name="Autre" office:value-type="float" office:value="26" calcext:value-type="float">
            <text:p>26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21" office:value-type="string" calcext:value-type="string">
            <text:p>Validation croisée + Overfitting et régularisation</text:p>
          </table:table-cell>
          <table:table-cell table:style-name="ce21" office:value-type="string" calcext:value-type="string">
            <text:p>train/test set, CV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6" calcext:value-type="float">
            <text:p>26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6" calcext:value-type="float">
            <text:p>26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er</text:p>
          </table:table-cell>
          <table:table-cell table:style-name="Autre" office:value-type="float" office:value="27" calcext:value-type="float">
            <text:p>27</text:p>
          </table:table-cell>
          <table:covered-table-cell table:number-columns-repeated="2"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7" calcext:value-type="float">
            <text:p>27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2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27" calcext:value-type="float">
            <text:p>27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 office:value-type="string" calcext:value-type="string">
            <text:p>html et cs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7" calcext:value-type="float">
            <text:p>27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Jeu</text:p>
          </table:table-cell>
          <table:table-cell table:style-name="Autre" office:value-type="float" office:value="28" calcext:value-type="float">
            <text:p>28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8" calcext:value-type="float">
            <text:p>28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8" calcext:value-type="float">
            <text:p>28</text:p>
          </table:table-cell>
          <table:table-cell table:style-name="ce185" office:value-type="string" calcext:value-type="string" table:number-columns-spanned="1" table:number-rows-spanned="3">
            <text:p>Packaging avec flask</text:p>
          </table:table-cell>
          <table:table-cell table:style-name="ce185" office:value-type="string" calcext:value-type="string">
            <text:p>Flas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8" calcext:value-type="float">
            <text:p>2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29" calcext:value-type="float">
            <text:p>29</text:p>
          </table:table-cell>
          <table:table-cell table:style-name="Soft" office:value-type="string" calcext:value-type="string" table:number-columns-spanned="2" table:number-rows-spanned="1">
            <text:p><text:span text:style-name="T1">Journée en autonomie pour la p</text:span>réparation certification AGIL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table-cell table:style-name="ce44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29" calcext:value-type="float">
            <text:p>29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9" calcext:value-type="float">
            <text:p>29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30" calcext:value-type="float">
            <text:p>30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3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30" calcext:value-type="float">
            <text:p>30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0" calcext:value-type="float">
            <text:p>30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201"/>
          <table:table-cell table:style-name="ce183" office:value-type="string" calcext:value-type="string">
            <text:p>Dim</text:p>
          </table:table-cell>
          <table:table-cell table:style-name="ce183" office:value-type="float" office:value="31" calcext:value-type="float">
            <text:p>31</text:p>
          </table:table-cell>
          <table:covered-table-cell table:number-columns-repeated="3" table:style-name="ce31"/>
          <table:table-cell/>
          <table:table-cell table:style-name="ce180" table:number-columns-repeated="2"/>
          <table:table-cell table:number-columns-repeated="3"/>
          <table:covered-table-cell table:style-name="ce31"/>
          <table:table-cell table:style-name="off" office:value-type="string" calcext:value-type="string">
            <text:p>Ven</text:p>
          </table:table-cell>
          <table:table-cell table:style-name="off" office:value-type="float" office:value="31" calcext:value-type="float">
            <text:p>3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table-cell table:style-name="ce44"/>
          <table:table-cell table:style-name="code" office:value-type="string" calcext:value-type="string">
            <text:p>Lun</text:p>
          </table:table-cell>
          <table:table-cell table:style-name="code" office:value-type="float" office:value="31" calcext:value-type="float">
            <text:p>31</text:p>
          </table:table-cell>
          <table:table-cell table:style-name="code" office:value-type="string" calcext:value-type="string">
            <text:p>Intro Javascript</text:p>
          </table:table-cell>
          <table:table-cell table:style-name="code"/>
          <table:table-cell table:style-name="ce227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/>
          <table:table-cell table:style-name="ce180" table:number-columns-repeated="10"/>
          <table:table-cell table:number-columns-repeated="2"/>
          <table:table-cell table:style-name="ce216"/>
          <table:table-cell table:style-name="ce180" table:number-columns-repeated="4"/>
          <table:table-cell table:style-name="ce178" table:number-columns-repeated="4"/>
          <table:table-cell table:number-columns-repeated="5"/>
          <table:table-cell table:style-name="ce180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number-columns-repeated="16"/>
          <table:table-cell table:style-name="ce178" table:number-columns-repeated="2"/>
          <table:table-cell/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999"/>
        </table:table-row>
        <table:table-row table:style-name="ro1" table:number-rows-repeated="2">
          <table:table-cell table:number-columns-repeated="14"/>
          <table:table-cell table:style-name="ce178"/>
          <table:table-cell table:number-columns-repeated="4"/>
          <table:table-cell table:style-name="ce178" table:number-columns-repeated="2"/>
          <table:table-cell/>
          <table:table-cell table:style-name="ce178" table:number-columns-repeated="5"/>
          <table:table-cell table:number-columns-repeated="997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5"/>
          <table:table-cell table:style-name="ce216"/>
          <table:table-cell table:number-columns-repeated="7"/>
          <table:table-cell table:style-name="ce178"/>
          <table:table-cell table:number-columns-repeated="1001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7"/>
          <table:table-cell table:number-columns-repeated="1009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1015"/>
        </table:table-row>
        <table:table-row table:style-name="ro1">
          <table:table-cell table:number-columns-repeated="8"/>
          <table:table-cell table:style-name="ce207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1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ce189" office:value-type="string" calcext:value-type="string">
            <text:p>Petit déj + présentation</text:p>
          </table:table-cell>
          <table:table-cell table:style-name="ce186" office:value-type="string" calcext:value-type="string" table:number-columns-spanned="1" table:number-rows-spanned="4">
            <text:p>Un peu d’algo</text:p>
          </table:table-cell>
          <table:table-cell table:style-name="ce189" office:value-type="string" calcext:value-type="string">
            <text:p>veille git</text:p>
          </table:table-cell>
          <table:table-cell table:style-name="ce185" office:value-type="string" calcext:value-type="string">
            <text:p>Veille Types de variables</text:p>
          </table:table-cell>
          <table:table-cell table:style-name="ce18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table-cell table:style-name="ce189" office:value-type="string" calcext:value-type="string" table:number-columns-spanned="1" table:number-rows-spanned="3">
            <text:p>Interview croisés par 3</text:p>
          </table:table-cell>
          <table:covered-table-cell table:style-name="ce31"/>
          <table:table-cell table:style-name="ce189" office:value-type="string" calcext:value-type="string" table:number-columns-spanned="1" table:number-rows-spanned="3">
            <text:p>git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table-cell table:style-name="ce189" office:value-type="string" calcext:value-type="string" table:number-columns-spanned="1" table:number-rows-spanned="2">
            <text:p>élections délégués + référentiel compétence</text:p>
          </table:table-cell>
          <table:table-cell table:style-name="ce241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39"/>
          <table:table-cell table:style-name="ce183" table:number-columns-repeated="4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ce189" office:value-type="string" calcext:value-type="string">
            <text:p>admin</text:p>
          </table:table-cell>
          <table:table-cell table:style-name="ce189" office:value-type="string" calcext:value-type="string">
            <text:p>veille shell</text:p>
          </table:table-cell>
          <table:table-cell table:style-name="ce185" office:value-type="string" calcext:value-type="string">
            <text:p>Veille Python</text:p>
          </table:table-cell>
          <table:table-cell table:style-name="ce185" office:value-type="string" calcext:value-type="string">
            <text:p>Veille Types d’erreurs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241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table-cell table:style-name="ce18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189" office:value-type="string" calcext:value-type="string" table:number-columns-spanned="1" table:number-rows-spanned="3">
            <text:p>ligne de commande</text:p>
          </table:table-cell>
          <table:table-cell table:style-name="ce185" office:value-type="string" calcext:value-type="string">
            <text:p>Install Anaconda « Hello world »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2" table:style-name="ce31"/>
          <table:table-cell table:style-name="ce185" office:value-type="string" calcext:value-type="string" table:number-columns-spanned="1" table:number-rows-spanned="2">
            <text:p>IDE ? spyder, notebook, visual code</text:p>
          </table:table-cell>
          <table:covered-table-cell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table-cell table:style-name="ce189" office:value-type="string" calcext:value-type="string">
            <text:p>team building</text:p>
          </table:table-cell>
          <table:covered-table-cell table:number-columns-repeated="4" table:style-name="ce31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186" office:value-type="string" calcext:value-type="string">
            <text:p>Veille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/>
          <table:table-cell table:style-name="ce186" office:value-type="string" calcext:value-type="string" table:number-columns-spanned="1" table:number-rows-spanned="3">
            <text:p>Les fonctions et dérivé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style-name="ce189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3"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183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ce186" office:value-type="string" calcext:value-type="string" table:number-columns-spanned="1" table:number-rows-spanned="4">
            <text:p>Vecteurs et matrices</text:p>
          </table:table-cell>
          <table:table-cell table:style-name="ce186" office:value-type="string" calcext:value-type="string">
            <text:p>Veille statistiques descriptiv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style-name="ce186"/>
          <table:table-cell table:style-name="ce186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style-name="ce186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2" table:style-name="ce243"/>
          <table:covered-table-cell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6">
          <table:table-cell table:style-name="ce231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6">
          <table:table-cell table:style-name="ce232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6">
          <table:table-cell table:number-columns-repeated="6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>
            <text:p>Présentations</text:p>
          </table:table-cell>
          <table:table-cell table:style-name="code" office:value-type="string" calcext:value-type="string">
            <text:p>Veille analyse de données – feature engineering</text:p>
          </table:table-cell>
          <table:table-cell table:style-name="code" office:value-type="string" calcext:value-type="string" table:number-columns-spanned="1" table:number-rows-spanned="4">
            <text:p>FRESQUE DU 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table-cell table:style-name="code" office:value-type="string" calcext:value-type="string" table:number-columns-spanned="1" table:number-rows-spanned="3">
            <text:p>Introduction à Pandas</text:p>
          </table:table-cell>
          <table:table-cell table:style-name="code" office:value-type="string" calcext:value-type="string" table:number-columns-spanned="1" table:number-rows-spanned="3">
            <text:p>Retour sur les objets Series et Dataframes</text:p>
          </table:table-cell>
          <table:covered-table-cell table:style-name="ce229"/>
          <table:covered-table-cell table:number-columns-repeated="2" table:style-name="code"/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2" table:style-name="code"/>
          <table:covered-table-cell table:style-name="ce55"/>
          <table:covered-table-cell table:number-columns-repeated="2" table:style-name="code"/>
          <table:table-cell table:style-name="ce250" table:number-columns-repeated="58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duction à Pandas – exercices</text:p>
          </table:table-cell>
          <table:table-cell table:style-name="code" office:value-type="string" calcext:value-type="string" table:number-columns-spanned="1" table:number-rows-spanned="4">
            <text:p>Exercices analyse de données</text:p>
          </table:table-cell>
          <table:table-cell table:style-name="code" office:value-type="string" calcext:value-type="string" table:number-columns-spanned="1" table:number-rows-spanned="4">
            <text:p>NUMÉRIQUE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6" table:number-rows-repeated="3">
          <table:table-cell table:style-name="ce242"/>
          <table:table-cell table:number-columns-repeated="63"/>
        </table:table-row>
        <table:table-row table:style-name="ro6" table:number-rows-repeated="1048559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_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number-columns-repeated="5" table:style-name="ce229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5" table:style-name="ce55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number-columns-repeated="4" table:style-name="ce229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4" table:style-name="ce55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Seaborn</text:p>
          </table:table-cell>
          <table:table-cell table:style-name="code" office:value-type="string" calcext:value-type="string" table:number-columns-spanned="1" table:number-rows-spanned="4">
            <text:p>Mini projet NBA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style-name="off"/>
          <table:covered-table-cell table:number-columns-repeated="4" table:style-name="code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off"/>
          <table:table-cell table:style-name="ce246" table:number-columns-repeated="4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Exos visualisation + mini proj NBA</text:p>
          </table:table-cell>
          <table:table-cell table:style-name="code" office:value-type="string" calcext:value-type="string" table:number-columns-spanned="1" table:number-rows-spanned="4">
            <text:p>Lancement projet P2 : ADD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maths" office:value-type="string" calcext:value-type="string" table:number-columns-spanned="1" table:number-rows-spanned="4">
            <text:p>La descente de gradient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3"/>
          <table:table-cell table:style-name="off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ode" office:value-type="string" calcext:value-type="string" table:number-columns-spanned="1" table:number-rows-spanned="4">
            <text:p>La descente de gradient – implémentation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6">
          <table:table-cell table:style-name="ce231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6">
          <table:table-cell table:style-name="ce232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6">
          <table:table-cell table:number-columns-repeated="6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5" table:style-name="code"/>
          <table:table-cell table:style-name="ce250" table:number-columns-repeated="58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6">
          <table:table-cell table:number-columns-repeated="64"/>
        </table:table-row>
        <table:table-row table:style-name="ro6" table:number-rows-repeated="4">
          <table:table-cell/>
          <table:table-cell table:style-name="ce242"/>
          <table:table-cell table:number-columns-repeated="62"/>
        </table:table-row>
        <table:table-row table:style-name="ro6" table:number-rows-repeated="1048557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_8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maths" office:value-type="string" calcext:value-type="string" table:number-columns-spanned="1" table:number-rows-spanned="4">
            <text:p>La régression linéaire multiple application</text:p>
          </table:table-cell>
          <table:table-cell table:style-name="maths" office:value-type="string" calcext:value-type="string" table:number-columns-spanned="1" table:number-rows-spanned="4">
            <text:p>La régression logistique</text:p>
          </table:table-cell>
          <table:table-cell table:style-name="maths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Validation croisée + feature scaling + overfitting + régularisation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Projet certif Agil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Validation croisée + feature scaling + overfitting + régularisation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9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Autre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ml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0" table:style-name="ta3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Correction Projet P3 SQL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number-columns-repeated="5" table:style-name="bas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5" table:style-name="bas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5" table:style-name="base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4"/>
          <table:table-cell table:style-name="ce252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1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Préparation AZ 900</text:p>
          </table:table-cell>
          <table:table-cell table:style-name="Autre" office:value-type="string" calcext:value-type="string" table:number-columns-spanned="1" table:number-rows-spanned="4">
            <text:p>Préparation AZ 900 + petit dej tuteurs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4" table:style-name="ce243"/>
          <table:table-cell table:style-name="ce246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Retours sur projets P4 et P5</text:p>
          </table:table-cell>
          <table:table-cell table:style-name="code" office:value-type="string" calcext:value-type="string" table:number-columns-spanned="1" table:number-rows-spanned="4">
            <text:p>Révisions Git</text:p>
          </table:table-cell>
          <table:table-cell table:style-name="code" office:value-type="string" calcext:value-type="string" table:number-columns-spanned="1" table:number-rows-spanned="4">
            <text:p>POO</text:p>
          </table:table-cell>
          <table:table-cell table:style-name="ml" office:value-type="string" calcext:value-type="string" table:number-columns-spanned="1" table:number-rows-spanned="4">
            <text:p>K-means et dbscan</text:p>
          </table:table-cell>
          <table:table-cell table:style-name="ml" office:value-type="string" calcext:value-type="string" table:number-columns-spanned="1" table:number-rows-spanned="4">
            <text:p>CAH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5" table:style-name="ce243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/>
          <table:table-cell table:style-name="ce253" table:number-columns-repeated="4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Retours sur projets P4 et P5</text:p>
          </table:table-cell>
          <table:table-cell table:style-name="code" office:value-type="string" calcext:value-type="string" table:number-columns-spanned="1" table:number-rows-spanned="4">
            <text:p>POO</text:p>
          </table:table-cell>
          <table:table-cell table:style-name="ml" office:value-type="string" calcext:value-type="string" table:number-columns-spanned="1" table:number-rows-spanned="4">
            <text:p>Intro au clustering : k-means et dbscan</text:p>
          </table:table-cell>
          <table:table-cell table:style-name="ml" office:value-type="string" calcext:value-type="string" table:number-columns-spanned="1" table:number-rows-spanned="4">
            <text:p>K-means et dbscan</text:p>
          </table:table-cell>
          <table:table-cell table:style-name="ml" office:value-type="string" calcext:value-type="string" table:number-columns-spanned="1" table:number-rows-spanned="4">
            <text:p>ACP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ml" office:value-type="string" calcext:value-type="string" table:number-columns-spanned="1" table:number-rows-spanned="4">
            <text:p>ACP</text:p>
          </table:table-cell>
          <table:table-cell table:style-name="ml" office:value-type="string" calcext:value-type="string" table:number-columns-spanned="1" table:number-rows-spanned="4">
            <text:p>Cas pratique : clustering et ACP</text:p>
          </table:table-cell>
          <table:table-cell table:style-name="ml" office:value-type="string" calcext:value-type="string" table:number-columns-spanned="1" table:number-rows-spanned="4">
            <text:p>Projet P6</text:p>
          </table:table-cell>
          <table:table-cell table:style-name="ml" office:value-type="string" calcext:value-type="string" table:number-columns-spanned="1" table:number-rows-spanned="4">
            <text:p>Projet P6</text:p>
          </table:table-cell>
          <table:table-cell table:style-name="Soft" office:value-type="string" calcext:value-type="string" table:number-columns-spanned="1" table:number-rows-spanned="4">
            <text:p>Présentation projet P6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5" table:style-name="ce243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53" table:number-columns-repeated="4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ACP</text:p>
          </table:table-cell>
          <table:table-cell table:style-name="ml" office:value-type="string" calcext:value-type="string" table:number-columns-spanned="1" table:number-rows-spanned="4">
            <text:p>Cas pratique : clustering et ACP</text:p>
          </table:table-cell>
          <table:table-cell table:style-name="ml" office:value-type="string" calcext:value-type="string" table:number-columns-spanned="1" table:number-rows-spanned="4">
            <text:p>Projet P6</text:p>
          </table:table-cell>
          <table:table-cell table:style-name="ml" office:value-type="string" calcext:value-type="string" table:number-columns-spanned="1" table:number-rows-spanned="4">
            <text:p>Projet P6</text:p>
          </table:table-cell>
          <table:table-cell table:style-name="code" office:value-type="string" calcext:value-type="string" table:number-columns-spanned="1" table:number-rows-spanned="4">
            <text:p>Regex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ce224"/>
          <table:table-cell table:style-name="ce225"/>
          <table:table-cell table:style-name="ce251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table-cell table:style-name="ce224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table-cell table:style-name="ce129" table:number-columns-repeated="2"/>
          <table:table-cell table:style-name="ce254"/>
          <table:table-cell table:style-name="ce129" table:number-columns-repeated="2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table-cell table:style-name="ce129" table:number-columns-repeated="5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ce224"/>
          <table:table-cell table:style-name="ce225"/>
          <table:table-cell table:style-name="ce224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Intro JS</text:p>
          </table:table-cell>
          <table:table-cell table:style-name="code" office:value-type="string" calcext:value-type="string" table:number-columns-spanned="1" table:number-rows-spanned="4">
            <text:p>Intro JS</text:p>
          </table:table-cell>
          <table:table-cell table:style-name="Soft" office:value-type="string" calcext:value-type="string" table:number-columns-spanned="1" table:number-rows-spanned="4">
            <text:p>Gestion projet</text:p>
          </table:table-cell>
          <table:table-cell table:style-name="Soft" office:value-type="string" calcext:value-type="string" table:number-columns-spanned="1" table:number-rows-spanned="4">
            <text:p>Gestion projet</text:p>
          </table:table-cell>
          <table:table-cell table:style-name="Soft" office:value-type="string" calcext:value-type="string" table:number-columns-spanned="1" table:number-rows-spanned="4">
            <text:p>Journée surfrider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5" table:style-name="ce243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53"/>
          <table:table-cell table:style-name="ce246" table:number-columns-repeated="4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 JS</text:p>
          </table:table-cell>
          <table:table-cell table:style-name="Soft" office:value-type="string" calcext:value-type="string" table:number-columns-spanned="1" table:number-rows-spanned="4">
            <text:p>Reverse mentoring</text:p>
          </table:table-cell>
          <table:table-cell table:style-name="Soft" office:value-type="string" calcext:value-type="string" table:number-columns-spanned="1" table:number-rows-spanned="4">
            <text:p>Gestion projet</text:p>
          </table:table-cell>
          <table:table-cell table:style-name="Soft" office:value-type="string" calcext:value-type="string" table:number-columns-spanned="1" table:number-rows-spanned="4">
            <text:p>Gestion projet</text:p>
          </table:table-cell>
          <table:table-cell table:style-name="Soft" office:value-type="string" calcext:value-type="string" table:number-columns-spanned="1" table:number-rows-spanned="4">
            <text:p>Journée surfrider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b8e68b5bf61ce56d972a163ea31a18aecdcd64cd</meta:generator>
    <meta:creation-date>2019-10-24T11:03:45Z</meta:creation-date>
    <dc:date>2022-01-14T14:52:07.079611406</dc:date>
    <meta:editing-cycles>496</meta:editing-cycles>
    <meta:editing-duration>P1DT11H25M20S</meta:editing-duration>
    <meta:document-statistic meta:table-count="19" meta:cell-count="982" meta:object-count="0"/>
  </office:meta>
</office:document-meta>
</file>